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ed745"/>
    </style:style>
    <style:style style:name="P2" style:family="paragraph" style:parent-style-name="Heading_20_1">
      <style:text-properties officeooo:paragraph-rsid="0022c2fa"/>
    </style:style>
    <style:style style:name="P3" style:family="paragraph" style:parent-style-name="Title" style:master-page-name="Standard">
      <style:paragraph-properties style:page-number="auto"/>
    </style:style>
    <style:style style:name="P4" style:family="paragraph" style:parent-style-name="Standard">
      <style:text-properties officeooo:rsid="0022c2fa" officeooo:paragraph-rsid="0022c2fa"/>
    </style:style>
    <style:style style:name="P5" style:family="paragraph" style:parent-style-name="Standard">
      <style:text-properties officeooo:paragraph-rsid="0022c2fa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210da5"/>
    </style:style>
    <style:style style:name="T3" style:family="text">
      <style:text-properties officeooo:rsid="0022c2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XdevL FAQ</text:p>
      <text:h text:style-name="Heading_20_1" text:outline-level="1">Who is in charge of XdevL?</text:h>
      <text:p text:style-name="Standard">Cengiz Terzibas is responsible for the main development of <text:span text:style-name="T2">XdevLSDK framework</text:span>. <text:span text:style-name="T2">C</text:span>ontact address: <text:s/>yaakuro@codeposer.net</text:p>
      <text:h text:style-name="Heading_20_1" text:outline-level="1">Is XdevL free?</text:h>
      <text:p text:style-name="Standard">Yes, the XdevL<text:span text:style-name="T2">SDK</text:span> framework is open source and is under the <text:span text:style-name="T2">MIT</text:span> license available.</text:p>
      <text:h text:style-name="Heading_20_1" text:outline-level="1">What does XdevL mean?</text:h>
      <text:p text:style-name="Standard">It’s an abbreviation and means eXtended DEVice Library.</text:p>
      <text:h text:style-name="Heading_20_1" text:outline-level="1">What is XdevL?</text:h>
      <text:p text:style-name="Standard"><text:s/>XdevL is a cross-platform C++ Plug-In/<text:span text:style-name="T2">Module</text:span> <text:span text:style-name="T2">o</text:span>riented programming framework for <text:span text:style-name="T2">every kind of applications, mainly for </text:span>real-time applications. <text:span text:style-name="T2">Can be use for scientific, games and industrial projects. Because of the Plugin/Module</text:span> <text:span text:style-name="T2">model used in XdevLSDK</text:span> the whole system <text:span text:style-name="T2">is </text:span>extreme flexible and expandable. </text:p>
      <text:h text:style-name="Heading_20_1" text:outline-level="1">Which Operating systems are supported?</text:h>
      <text:p text:style-name="Standard">The version 0.<text:span text:style-name="T2">5.x </text:span>of XdevL<text:span text:style-name="T2">SDK</text:span> supports <text:span text:style-name="T2">GNU/</text:span>Linux, <text:span text:style-name="T2">MacOSX</text:span> and Microsoft Windows operating system. <text:span text:style-name="T2">Android, IOS and others are planned</text:span>.</text:p>
      <text:h text:style-name="Heading_20_1" text:outline-level="1">Which programming environments are supported?</text:h>
      <text:p text:style-name="P4">XdevLSDK used Cmake project file generator. That means all programming environments that Cmake supports is supported.</text:p>
      <text:h text:style-name="P1" text:outline-level="1"><text:span text:style-name="mw-headline">Ok, you've convinced me. How do I get started? </text:span></text:h>
      <text:p text:style-name="P5"><text:span text:style-name="T3">Clone the</text:span> <text:a xlink:type="simple" xlink:href="https://github.com/yaakuro/XdevLSDK.git" text:style-name="Internet_20_link" text:visited-style-name="Visited_20_Internet_20_Link"><text:span text:style-name="T3">https://github.com/yaakuro/XdevLSDK.git</text:span></text:a><text:span text:style-name="T3"> reposity and checkout the latest</text:span> XdevLSDK release. </text:p>
      <text:h text:style-name="P2" text:outline-level="1">Where do I get news about XdevL?</text:h>
      <text:p text:style-name="Standard">Check this page for news about the world of XdevL: </text:p>
      <text:h text:style-name="Heading_20_1" text:outline-level="1"><text:soft-page-break/>Where can I get in contact with other users?</text:h>
      <text:p text:style-name="Standard">XdevL has a Forum where you can get in contact with other users. <text:a xlink:type="simple" xlink:href="http://sourceforge.net/apps/phpbb/xdevl/" text:style-name="Internet_20_link" text:visited-style-name="Visited_20_Internet_20_Link">http://sourceforge.net/apps/phpbb/xdevl/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default-outline-level="" style:class="chapter">
      <style:paragraph-properties fo:margin-top="0in" fo:margin-bottom="0.2083in" loext:contextual-spacing="true" fo:line-height="100%" fo:text-align="start" style:justify-single-word="false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size-complex="26pt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size-complex="26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w-headlin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giz Terzibas</meta:initial-creator>
    <dc:creator>yaakuro </dc:creator>
    <meta:editing-cycles>17</meta:editing-cycles>
    <meta:print-date>2009-07-29T19:11:00</meta:print-date>
    <meta:creation-date>2009-07-29T19:16:00</meta:creation-date>
    <dc:date>2016-01-05T13:03:12.295703062</dc:date>
    <meta:editing-duration>PT9M40S</meta:editing-duration>
    <meta:generator>LibreOffice/5.0.0.5$Linux_X86_64 LibreOffice_project/437e4abdf9e72fd0a6e6f8697a0e659bc77f9b10</meta:generator>
    <meta:document-statistic meta:table-count="0" meta:image-count="0" meta:object-count="0" meta:page-count="2" meta:paragraph-count="19" meta:word-count="201" meta:character-count="1359" meta:non-whitespace-character-count="1171"/>
    <meta:user-defined meta:name="AppVersion">12.0000</meta:user-defined>
    <meta:user-defined meta:name="Company">MPI für biolog. Kyberneti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